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f2c" officeooo:paragraph-rsid="00097f2c"/>
    </style:style>
    <style:style style:name="P2" style:family="paragraph" style:parent-style-name="Standard">
      <style:text-properties officeooo:rsid="00097f2c" officeooo:paragraph-rsid="000b4327"/>
    </style:style>
    <style:style style:name="P3" style:family="paragraph" style:parent-style-name="Standard">
      <style:text-properties officeooo:rsid="000b4327" officeooo:paragraph-rsid="000b432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617c"/>
    </style:style>
    <style:style style:name="T3" style:family="text">
      <style:text-properties officeooo:rsid="0012ff29"/>
    </style:style>
    <style:style style:name="T4" style:family="text">
      <style:text-properties officeooo:rsid="000b4327"/>
    </style:style>
    <style:style style:name="T5" style:family="text">
      <style:text-properties fo:font-weight="bold" officeooo:rsid="000b4327" style:font-weight-asian="bold" style:font-weight-complex="bold"/>
    </style:style>
    <style:style style:name="T6" style:family="text">
      <style:text-properties fo:font-weight="normal" officeooo:rsid="000b43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, no javaScript, nós precisamos declarar a variável, para isso, nos escrevemos a palavra var, depois dizemos o tipo da variável e por fim dizemos o que ela vai armazenar. As variaveis não podem começar com números e nem com qualquer simbolo, apenas, $ e _ .Entretanto é possível usar simbolos junto a outras letras. As variaveis não podem conter espaços e também não podem ser palavras reservadas</text:p>
      <text:p text:style-name="P1"><text:tab/><text:span text:style-name="T2">Os três primeiros tipos primitivos que aprendemos, foram, as variaveis do tipo number, string e boolean. E os data types que veremos são number(infinity,Nan), string, boolean, null undefinided, object(array) e function</text:span></text:p>
      <text:p text:style-name="P1"><text:tab/></text:p>
      <text:p text:style-name="P1"><text:tab/>Var 15 = 20 (não pode)</text:p>
      <text:p text:style-name="P1"><text:tab/>Var @ = 30 (não pode)</text:p>
      <text:p text:style-name="P1"><text:tab/>Var function = 24 (Não pode)</text:p>
      <text:p text:style-name="P1"><text:tab/>Var o i = 89 (Não pode)</text:p>
      <text:p text:style-name="P1"/>
      <text:p text:style-name="P1"><text:tab/>var m# = 20 (Pode)</text:p>
      <text:p text:style-name="P1"/>
      <text:p text:style-name="P1"><text:tab/>As <text:span text:style-name="T1">variveis</text:span> do tipo inteiro, nós declaramos assim var n1 = 10</text:p>
      <text:p text:style-name="P2"><text:tab/>As variaveis do tipo string, nós escrevemos assim var s1 = ‘Mateus’</text:p>
      <text:p text:style-name="P2"/>
      <text:p text:style-name="P2"><text:span text:style-name="T3"><text:tab/>Para juntarmos um texto com uma variavel, nós devemos inserir o simbolo + mais a variavel que queremos usar. </text:span><text:span text:style-name="T4">No caso, ficaria assim:</text:span></text:p>
      <text:p text:style-name="P2"><text:tab/><text:span text:style-name="T4">var nome = window.prompt(‘Qual é o seu nome’)</text:span></text:p>
      <text:p text:style-name="P2"><text:tab/><text:span text:style-name="T4">window.alert(‘É um grande prazer te conhecer’ + nome)</text:span></text:p>
      <text:p text:style-name="P3"><text:tab/>Podemos também usar um sifrão, como forma simplificada, fica assim:</text:p>
      <text:p text:style-name="P3"><text:tab/>var s = ‘JavaScript’</text:p>
      <text:p text:style-name="P3"><text:tab/>`Estou aprendendo ${s}` ----- detalhe importante: precisa estar entre crases(``)</text:p>
      <text:p text:style-name="P2"/>
      <text:p text:style-name="P2"><text:tab/><text:span text:style-name="T5">O javaScript, não sabe diferenciar a soma da concatenação</text:span><text:span text:style-name="T4">, </text:span><text:span text:style-name="T5">para diferenciarmos</text:span><text:span text:style-name="T4"> uma da outra, </text:span><text:span text:style-name="T5">precisamos informar se</text:span><text:span text:style-name="T6"> os</text:span><text:span text:style-name="T4"> valores </text:span><text:span text:style-name="T5">são uma string ou um tipo primitivo Number</text:span><text:span text:style-name="T4">. </text:span><text:span text:style-name="T5">Para converter uma string em um número inteiro</text:span><text:span text:style-name="T4">, nós usamos o comando </text:span><text:span text:style-name="T5">Number.parseInt(n)</text:span><text:span text:style-name="T4"> e </text:span><text:span text:style-name="T5">para convertemos em um número flutuante</text:span><text:span text:style-name="T4">, nós usamos o comando </text:span><text:span text:style-name="T5">Number.parseFloat(n)</text:span></text:p>
      <text:p text:style-name="P2"><text:span text:style-name="T5"/></text:p>
      <text:p text:style-name="P2"><text:span text:style-name="T5"><text:tab/></text:span><text:span text:style-name="T6">Para </text:span><text:span text:style-name="T5">convertemos um número em uma string</text:span><text:span text:style-name="T6">, nos podemos usar o </text:span><text:span text:style-name="T5">comando String(n)</text:span><text:span text:style-name="T6"> </text:span><text:span text:style-name="T5">ou</text:span><text:span text:style-name="T6"> o comando </text:span><text:span text:style-name="T5">n.toString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59:03.795000000</meta:creation-date>
    <dc:date>2022-11-18T20:44:27.818000000</dc:date>
    <meta:editing-duration>PT2H37M30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8" meta:word-count="285" meta:character-count="1725" meta:non-whitespace-character-count="1439"/>
  </office:meta>
</office:document-meta>
</file>